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53</dc:date>
       <text:p>~ Meet Hal, threatened by Vurdi ~</text:p>
       <text:p/>
       <text:p><text:a xlink:href="../normal_scenes.odt#ScID:1%7Cregion">→Summary</text:a></text:p>
      </office:annotation>Hal Spacejock was sitting at the <text:span text:style-name="Emphasis">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53</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53</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type="simple" xlink:href="../normal_chapters.odt#ChID:3%7Cregion">Chapter 3</text:a></text:h>
        <text:section text:style-name="Sect1" text:name="ScID:4">
          <text:p text:style-name="Text_20_body"><text:soft-page-break/><office:annotation>
       <dc:creator>scene title</dc:creator>
       <dc:date>2022-01-04T11:14:33.53</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53</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far from the amenities as the nearest moon.</text:p>
          <text:p text:style-name="First_20_line_20_indent">### The landing patch</text:p>
          <text:p text:style-name="First_20_line_20_indent"><text:soft-page-break/>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54</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text:soft-page-break/>* * *</text:p>
        <text:section text:style-name="Sect1" text:name="ScID:7">
          <text:p text:style-name="Text_20_body"><office:annotation>
       <dc:creator>scene title</dc:creator>
       <dc:date>2022-01-04T11:14:33.54</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54</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text:soft-page-break/>.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54</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text:soft-page-break/>* * *</text:p>
        <text:section text:style-name="Sect1" text:name="ScID:10">
          <text:p text:style-name="Text_20_body"><office:annotation>
       <dc:creator>scene title</dc:creator>
       <dc:date>2022-01-04T11:14:33.54</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55</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55</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55</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a xlink:type="simple" xlink:href="../normal_chapters.odt#ChID:9%7Cregion">Chapter 9</text:a></text:h>
        <text:section text:style-name="Sect1" text:name="ScID:19">
          <text:p text:style-name="Text_20_body"><office:annotation>
       <dc:creator>scene title</dc:creator>
       <dc:date>2022-01-04T11:14:33.55</dc:date>
       <text:p>~ In his office. Gordon OKs the deal ~</text:p>
       <text:p/>
       <text:p><text:a xlink:href="../normal_scenes.odt#ScID:19%7Cregion">→Summary</text:a></text:p>
      </office:annotation></text:p>
        </text:section>
      </text:section>
      <text:section text:style-name="Sect1" text:name="ChID:10">
        <text:h text:style-name="Heading_20_2" text:outline-level="2"><text:soft-page-break/><text:a xlink:type="simple" xlink:href="../normal_chapters.odt#ChID:10%7Cregion">Chapter 10</text:a></text:h>
        <text:section text:style-name="Sect1" text:name="ScID:22">
          <text:p text:style-name="Text_20_body"><office:annotation>
       <dc:creator>scene title</dc:creator>
       <dc:date>2022-01-04T11:14:33.55</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55</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55</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55</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56</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56</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soft-page-break/><text:a xlink:type="simple" xlink:href="../normal_chapters.odt#ChID:14%7Cregion">Chapter 14</text:a></text:h>
      </text:section>
      <text:section text:style-name="Sect1" text:name="ChID:15">
        <text:h text:style-name="Heading_20_2" text:outline-level="2"><text:a xlink:type="simple" xlink:href="../normal_chapters.odt#ChID:15%7Cregion">Chapter 15</text:a></text:h>
        <text:section text:style-name="Sect1" text:name="ScID:38">
          <text:p text:style-name="Text_20_body"><office:annotation>
       <dc:creator>scene title</dc:creator>
       <dc:date>2022-01-04T11:14:33.56</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56</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56</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56</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56</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56</dc:date>
       <text:p>~ Clunk uses cylinder ~</text:p>
       <text:p/>
       <text:p><text:a xlink:href="../normal_scenes.odt#ScID:49%7Cregion">→Summary</text:a></text:p>
      </office:annotation></text:p>
        </text:section>
      </text:section>
      <text:section text:style-name="Sect1" text:name="ChID:35">
        <text:h text:style-name="Heading_20_1" text:outline-level="1"><text:soft-page-break/><text:a xlink:type="simple" xlink:href="../normal_parts.odt#ChID:35%7Cregion">Part 2</text:a></text:h>
      </text:section>
      <text:section text:style-name="Sect1" text:name="ChID:18">
        <text:h text:style-name="Heading_20_2" text:outline-level="2"><text:a xlink:type="simple" xlink:href="../normal_chapters.odt#ChID:18%7Cregion">Chapter 18</text:a></text:h>
        <text:section text:style-name="Sect1" text:name="ScID:51">
          <text:p text:style-name="Text_20_body"><office:annotation>
       <dc:creator>scene title</dc:creator>
       <dc:date>2022-01-04T11:14:33.57</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57</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57</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57</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57</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57</dc:date>
       <text:p>~ Hal sets course for Forg. ~</text:p>
       <text:p/>
       <text:p><text:a xlink:href="../normal_scenes.odt#ScID:62%7Cregion">→Summary</text:a></text:p>
      </office:annotation></text:p>
        </text:section>
        <text:p text:style-name="Heading_20_4">* * *</text:p>
        <text:section text:style-name="Sect1" text:name="ScID:64">
          <text:p text:style-name="Text_20_body"><text:soft-page-break/><office:annotation>
       <dc:creator>scene title</dc:creator>
       <dc:date>2022-01-04T11:14:33.57</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office:annotation>
       <dc:creator>scene title</dc:creator>
       <dc:date>2022-01-04T11:14:33.57</dc:date>
       <text:p>~ Hal rents a car in Jerling's name and heads towards Forgberg and the Casino. ~</text:p>
       <text:p/>
       <text:p><text:a xlink:href="../normal_scenes.odt#ScID:66%7Cregion">→Summary</text:a></text:p>
      </office:annotation></text:p>
        </text:section>
        <text:p text:style-name="Heading_20_4">* * *</text:p>
        <text:section text:style-name="Sect1" text:name="ScID:68">
          <text:p text:style-name="Text_20_body"><office:annotation>
       <dc:creator>scene title</dc:creator>
       <dc:date>2022-01-04T11:14:33.57</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58</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58</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58</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58</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58</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soft-page-break/><text:a xlink:type="simple" xlink:href="../normal_chapters.odt#ChID:25%7Cregion">Chapter 25</text:a></text:h>
        <text:section text:style-name="Sect1" text:name="ScID:84">
          <text:p text:style-name="Text_20_body"><office:annotation>
       <dc:creator>scene title</dc:creator>
       <dc:date>2022-01-04T11:14:33.58</dc:date>
       <text:p>~ Clunk travelling on the back of Karl's limo ~</text:p>
       <text:p/>
       <text:p><text:a xlink:href="../normal_scenes.odt#ScID:84%7Cregion">→Summary</text:a></text:p>
      </office:annotation></text:p>
        </text:section>
        <text:p text:style-name="Heading_20_4">* * *</text:p>
        <text:section text:style-name="Sect1" text:name="ScID:86">
          <text:p text:style-name="Text_20_body"><office:annotation>
       <dc:creator>scene title</dc:creator>
       <dc:date>2022-01-04T11:14:33.58</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58</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59</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59</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59</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59</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soft-page-break/><text:a xlink:type="simple" xlink:href="../normal_chapters.odt#ChID:29%7Cregion">Chapter 29</text:a></text:h>
        <text:section text:style-name="Sect1" text:name="ScID:101">
          <text:p text:style-name="Text_20_body"><office:annotation>
       <dc:creator>scene title</dc:creator>
       <dc:date>2022-01-04T11:14:33.59</dc:date>
       <text:p>~ Hal and Clunk fleeing in Gull ~</text:p>
       <text:p/>
       <text:p><text:a xlink:href="../normal_scenes.odt#ScID:101%7Cregion">→Summary</text:a></text:p>
      </office:annotation></text:p>
        </text:section>
        <text:p text:style-name="Heading_20_4">* * *</text:p>
        <text:section text:style-name="Sect1" text:name="ScID:103">
          <text:p text:style-name="Text_20_body"><office:annotation>
       <dc:creator>scene title</dc:creator>
       <dc:date>2022-01-04T11:14:33.59</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59</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59</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60</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60</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60</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60</dc:date>
       <text:p>~ Hal dodges Brutus, escapes the hold. ~</text:p>
       <text:p/>
       <text:p><text:a xlink:href="../normal_scenes.odt#ScID:116%7Cregion">→Summary</text:a></text:p>
      </office:annotation></text:p>
        </text:section>
      </text:section>
      <text:section text:style-name="Sect1" text:name="ChID:32">
        <text:h text:style-name="Heading_20_2" text:outline-level="2"><text:soft-page-break/><text:a xlink:type="simple" xlink:href="../normal_chapters.odt#ChID:32%7Cregion"/></text:h>
        <text:section text:style-name="Sect1" text:name="ScID:119">
          <text:p text:style-name="Text_20_body"><office:annotation>
       <dc:creator>scene title</dc:creator>
       <dc:date>2022-01-04T11:14:34.60</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3-02-03T08:47:21.47</dc:date>
    <meta:editing-duration>PT14M15S</meta:editing-duration>
    <meta:editing-cycles>14</meta:editing-cycles>
    <meta:document-statistic meta:table-count="0" meta:image-count="0" meta:object-count="0" meta:page-count="15" meta:paragraph-count="182" meta:word-count="1517" meta:character-count="7810"/>
  </office:meta>
</office:document-meta>
</file>